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8ecd" officeooo:paragraph-rsid="00048ecd"/>
    </style:style>
    <style:style style:name="P2" style:family="paragraph" style:parent-style-name="Standard">
      <style:text-properties officeooo:rsid="00048ecd" officeooo:paragraph-rsid="0004fc81"/>
    </style:style>
    <style:style style:name="P3" style:family="paragraph" style:parent-style-name="Standard">
      <style:text-properties officeooo:rsid="00048ecd" officeooo:paragraph-rsid="0005869f"/>
    </style:style>
    <style:style style:name="P4" style:family="paragraph" style:parent-style-name="Standard">
      <style:text-properties officeooo:rsid="0004fc81" officeooo:paragraph-rsid="0004fc81"/>
    </style:style>
    <style:style style:name="P5" style:family="paragraph" style:parent-style-name="Standard">
      <style:text-properties fo:color="#ff3333" officeooo:rsid="00080ced" officeooo:paragraph-rsid="00080ced"/>
    </style:style>
    <style:style style:name="P6" style:family="paragraph" style:parent-style-name="Standard">
      <style:text-properties fo:color="#ff3333" officeooo:rsid="00080ced" officeooo:paragraph-rsid="0008c314"/>
    </style:style>
    <style:style style:name="P7" style:family="paragraph" style:parent-style-name="Standard">
      <style:text-properties officeooo:rsid="0008445a" officeooo:paragraph-rsid="0008445a"/>
    </style:style>
    <style:style style:name="P8" style:family="paragraph" style:parent-style-name="Standard">
      <style:text-properties officeooo:rsid="0008445a" officeooo:paragraph-rsid="000937fb"/>
    </style:style>
    <style:style style:name="T1" style:family="text">
      <style:text-properties officeooo:rsid="00048ecd"/>
    </style:style>
    <style:style style:name="T2" style:family="text">
      <style:text-properties officeooo:rsid="0004fc81"/>
    </style:style>
    <style:style style:name="T3" style:family="text">
      <style:text-properties officeooo:rsid="00080ced"/>
    </style:style>
    <style:style style:name="T4" style:family="text">
      <style:text-properties fo:color="#000000"/>
    </style:style>
    <style:style style:name="T5" style:family="text">
      <style:text-properties officeooo:rsid="0008445a"/>
    </style:style>
    <style:style style:name="T6" style:family="text">
      <style:text-properties fo:color="#ff3333"/>
    </style:style>
    <style:style style:name="T7" style:family="text">
      <style:text-properties officeooo:rsid="0008c314"/>
    </style:style>
    <style:style style:name="T8" style:family="text">
      <style:text-properties officeooo:rsid="000937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échanges entre les différentes entités de notre application <text:span text:style-name="T3">en running time</text:span> :</text:p>
      <text:p text:style-name="P1"/>
      <text:p text:style-name="P1">différentes entités : Displayer, Data Manager, Parser.</text:p>
      <text:p text:style-name="P1"/>
      <text:p text:style-name="P1">Displayer → Data Manager</text:p>
      <text:p text:style-name="P1"><text:tab/>*Demande de tous les pattern compris dans un certain <text:s/>Timestamp</text:p>
      <text:p text:style-name="P1"><text:tab/><text:tab/>- <text:span text:style-name="T3">Message : timestamp (temps début + temps fin) en float</text:span></text:p>
      <text:p text:style-name="P3"><text:tab/>*Demande d’occurrence de pattern par id+n°d’occurrence</text:p>
      <text:p text:style-name="P3"><text:tab/><text:tab/>- <text:span text:style-name="T3">Message : deux int : en premier l’id correspondant au pattern moyen, ensuite le n° d’occurrence du pattern demandé.</text:span> </text:p>
      <text:p text:style-name="P1"><text:tab/>*Demande de toutes les occurrences d’un pattern moyen par id</text:p>
      <text:p text:style-name="P1"><text:tab/><text:tab/>- <text:span text:style-name="T3">Message : l’id (int) correspondant au pattern moyen</text:span></text:p>
      <text:p text:style-name="P1"><text:tab/>*Demande de tous les patterns d’un seul thread</text:p>
      <text:p text:style-name="P1"><text:tab/><text:tab/>- <text:span text:style-name="T3">Message : int correspondant au thread demandé</text:span></text:p>
      <text:p text:style-name="P5">Problème : Trois de ces messages comportent un int comme première composante, et deux d’entre eux ne sont constitués que d’un seul int.</text:p>
      <text:p text:style-name="P1"/>
      <text:p text:style-name="P1">Data Manager → <text:span text:style-name="T4">Displayer</text:span></text:p>
      <text:p text:style-name="P1"><text:tab/>*Envoi de tous les patterns compris dans un certain Timestamp</text:p>
      <text:p text:style-name="P1"><text:tab/><text:tab/>- <text:span text:style-name="T3">Message : Structure de données contenant tous les id+n°occ compris entre temps début et temps fin</text:span></text:p>
      <text:p text:style-name="P1"><text:tab/>*Envoi d’occurrence d’un pattern</text:p>
      <text:p text:style-name="P1"><text:tab/><text:tab/>- <text:span text:style-name="T3">Message : Structure de données contenant toutes les informations d’une occurrence</text:span></text:p>
      <text:p text:style-name="P1"><text:tab/>*Envoi de toutes les occurrence d’un pattern moyen</text:p>
      <text:p text:style-name="P1"><text:tab/><text:tab/>- <text:span text:style-name="T5">Message : Structure de données contenant toutes les occurrences d’un pattern</text:span></text:p>
      <text:p text:style-name="P1"><text:tab/>*Envoi de tous les patterns d’un seul thread</text:p>
      <text:p text:style-name="P1"><text:tab/><text:tab/>-<text:span text:style-name="T5">Message : Structure de donnée contenant toutes les id + n°occ d’un seul pattern.</text:span></text:p>
      <text:p text:style-name="P7"><text:span text:style-name="T6">Problèmes : certains messages semblent très lourds et/ou redondants</text:span></text:p>
      <text:p text:style-name="P7"><text:span text:style-name="T6"/></text:p>
      <text:p text:style-name="P1">Data Manager → Parser</text:p>
      <text:p text:style-name="P1"><text:tab/>*Demande <text:span text:style-name="T2">de tous les patterns compris dans un certains Timestamp</text:span></text:p>
      <text:p text:style-name="P1"><text:tab/><text:tab/>-<text:span text:style-name="T5">Message : deux int correspondants aux lignes correspondant au timestamp demandé</text:span></text:p>
      <text:p text:style-name="P1"><text:tab/>*<text:span text:style-name="T2">Demande d’occurrence de pattern par id + n° d’occurrence</text:span></text:p>
      <text:p text:style-name="P1"><text:tab/><text:tab/>-<text:span text:style-name="T5">Message : deux int correspondant à l’id du pattern + n°d’occ.</text:span></text:p>
      <text:p text:style-name="P1"><text:tab/>*<text:span text:style-name="T2">Demande de toutes les occurrences d’un pattern moyen donné par id</text:span></text:p>
      <text:p text:style-name="P1"><text:tab/><text:tab/>-<text:span text:style-name="T7">Message : int correspondant à l’id du pattern demandé</text:span></text:p>
      <text:p text:style-name="P1"><text:tab/>*<text:span text:style-name="T2">Demande de tous les patterns d’un thread</text:span></text:p>
      <text:p text:style-name="P1"><text:tab/><text:tab/>-<text:span text:style-name="T7">Message : int correspondant au thread</text:span></text:p>
      <text:p text:style-name="P6">Problème : Trois de ces messages comportent un int comme première composante, et deux d’entre eux ne sont constitués que d’un seul int.</text:p>
      <text:p text:style-name="P1"/>
      <text:p text:style-name="P4">Parser → Data Manager</text:p>
      <text:p text:style-name="P4"><text:tab/><text:span text:style-name="T1">*Envoi de tous les patterns compris dans un certain Timestamp</text:span></text:p>
      <text:p text:style-name="P4"><text:tab/><text:tab/>-<text:span text:style-name="T8">Message : Structure contenant tous les patterns (id + n°occ) compris dans le timestamp</text:span></text:p>
      <text:p text:style-name="P2"><text:tab/>*Envoi d’occurrence d’un pattern</text:p>
      <text:p text:style-name="P2"><text:tab/><text:tab/>-<text:span text:style-name="T8">Message : Structure contenant toutes les informations du pattern demandé</text:span></text:p>
      <text:p text:style-name="P2"><text:tab/>*Envoi de toutes les occurrence d’un pattern moyen</text:p>
      <text:p text:style-name="P2"><text:tab/><text:tab/>-<text:span text:style-name="T8">Message : Structure contenant toutes les informations des occurrences d’un pattern</text:span></text:p>
      <text:p text:style-name="P2"><text:tab/>*Envoi de tous les patterns d’un seul thread</text:p>
      <text:p text:style-name="P1"><text:tab/><text:tab/>-<text:span text:style-name="T8">Message : Structure contenant tous les patters (id + n°occ) d’un thread.</text:span></text:p>
      <text:p text:style-name="P8"><text:span text:style-name="T6">Problèmes : certains messages semblent très lourds et/ou redondan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0:23:26.480868838</meta:creation-date>
    <dc:date>2016-11-30T11:19:29.794488642</dc:date>
    <meta:editing-duration>PT45M53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1" meta:paragraph-count="42" meta:word-count="418" meta:character-count="2667" meta:non-whitespace-character-count="2241"/>
  </office:meta>
</office:document-meta>
</file>